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5" table:number-rows-spanned="1">
            <text:p>Algo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89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Exercices type bac 01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77" office:value-type="string" calcext:value-type="string">
            <text:p>Applications Android</text:p>
          </table:table-cell>
          <table:table-cell table:style-name="ce77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2-08" calcext:value-type="date">
            <text:p>8 févr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0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table:number-columns-repeated="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number-columns-repeated="20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office:value-type="string" calcext:value-type="string">
            <text:p>Graphes – représentation CO variations</text:p>
          </table:table-cell>
          <table:table-cell table:style-name="ce77" office:value-type="string" calcext:value-type="string">
            <text:p>Graphes – Exercices représentation</text:p>
          </table:table-cell>
          <table:table-cell table:style-name="ce77" office:value-type="string" calcext:value-type="string">
            <text:p>Graphes – Tests unitaires</text:p>
          </table:table-cell>
          <table:table-cell table:style-name="ce77" office:value-type="string" calcext:value-type="string">
            <text:p>Graphes – Connexité</text:p>
          </table:table-cell>
          <table:table-cell table:style-name="ce80" office:value-type="string" calcext:value-type="string">
            <text:p>dfs orienté</text:p>
          </table:table-cell>
          <table:table-cell table:style-name="ce80" office:value-type="string" calcext:value-type="string">
            <text:p>Dfs – bfs (pile, file, blanc gris noir)</text:p>
          </table:table-cell>
          <table:table-cell table:style-name="ce80" office:value-type="string" calcext:value-type="string">
            <text:p>TP objets</text:p>
          </table:table-cell>
          <table:table-cell table:style-name="ce77" table:number-columns-repeated="11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table:number-columns-repeated="22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2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9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7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7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7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7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7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7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7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7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6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7"/>
          <table:table-cell table:number-columns-repeated="94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7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9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7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7"/>
          <table:table-cell table:number-columns-repeated="94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7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7"/>
          <table:table-cell table:number-columns-repeated="945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8:33:55.334434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2-07T20:16:50.665745110</dc:date>
    <meta:editing-duration>P298DT19H17M36S</meta:editing-duration>
    <meta:editing-cycles>1093</meta:editing-cycles>
    <meta:generator>LibreOffice/6.1.5.2$Linux_X86_64 LibreOffice_project/10$Build-2</meta:generator>
    <meta:document-statistic meta:table-count="3" meta:cell-count="891" meta:object-count="0"/>
  </office:meta>
</office:document-meta>
</file>